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text="urn:oasis:names:tc:opendocument:xmlns:text:1.0">
  <office:body>
    <office:presentation>
      <draw:page draw:name="Slide 1">
        <draw:frame>
          <draw:text-box>
            <text:p>Introduction to OpenDocument Format</text:p>
          </draw:text-box>
        </draw:frame>
      </draw:page>
      <draw:page draw:name="Slide 2">
        <draw:frame>
          <draw:text-box>
            <text:p>ODT: Text Documents</text:p>
          </draw:text-box>
        </draw:frame>
      </draw:page>
      <draw:page draw:name="Slide 3">
        <draw:frame>
          <draw:text-box>
            <text:p>ODS: Spreadsheets</text:p>
          </draw:text-box>
        </draw:frame>
      </draw:page>
      <draw:page draw:name="Slide 4">
        <draw:frame>
          <draw:text-box>
            <text:p>ODP: Presentations</text:p>
          </draw:text-box>
        </draw:frame>
      </draw:page>
      <draw:page draw:name="Slide 5">
        <draw:frame>
          <draw:text-box>
            <text:p>Practical Examples</text:p>
          </draw:text-box>
        </draw:frame>
      </draw:page>
      <draw:page draw:name="Slide 6">
        <draw:frame>
          <draw:text-box>
            <text:p>Questions and Answers</text:p>
          </draw:text-box>
        </draw:frame>
      </draw:page>
    </office:presentation>
  </office:body>
</office:document-content>
</file>

<file path=meta.xml><?xml version="1.0" encoding="utf-8"?>
<office:document-meta xmlns:office="urn:oasis:names:tc:opendocument:xmlns:office:1.0" xmlns:dc="http://purl.org/dc/elements/1.1/">
  <office:meta>
    <dc:title>OpenDocument Training</dc:title>
    <dc:creator>Trainer</dc:creator>
  </office:meta>
</office:document-meta>
</file>